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61cm"/>
    </style:style>
    <style:style style:name="co3" style:family="table-column">
      <style:table-column-properties fo:break-before="auto" style:column-width="14.206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8.629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42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fcccc"/>
    </style:style>
    <style:style style:name="ce4" style:family="table-cell" style:parent-style-name="Excel_20_Built-in_20_Normal">
      <style:table-cell-properties fo:background-color="#ffffff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<text:span text:style-name="T1">accessibilité</text:span>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 table:style-name="ce3" office:value-type="string">
            <text:p>seo</text:p>
          </table:table-cell>
          <table:table-cell office:value-type="string">
            <text:p>langue non définie</text:p>
          </table:table-cell>
          <table:table-cell office:value-type="string">
            <text:p>en <text:span text:style-name="T1">défaut</text:span>, n'aide pas le navigateur à la bonne lecture de la page</text:p>
          </table:table-cell>
          <table:table-cell office:value-type="string">
            <text:p><text:span text:style-name="T1">définir</text:span> une langue lors de la construction du site</text:p>
          </table:table-cell>
          <table:table-cell table:style-name="ce5" office:value-type="string">
            <text:p>mettre une langue </text:p>
          </table:table-cell>
          <table:table-cell office:value-type="string">
            <text:p>w3w alsacreation,com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office:value-type="string">
            <text:p>balise &lt;meta description&gt;</text:p>
          </table:table-cell>
          <table:table-cell office:value-type="string">
            <text:p>non remplie, aide <text:span text:style-name="T1">Google</text:span> et le navigateur a connaître le contenue du site</text:p>
          </table:table-cell>
          <table:table-cell office:value-type="string">
            <text:p>la remplir avec des mots clé</text:p>
          </table:table-cell>
          <table:table-cell table:style-name="ce5" office:value-type="string">
            <text:p>recherche de bon mot clé et la remplir</text:p>
          </table:table-cell>
          <table:table-cell office:value-type="string">
            <text:p>Openclassroom seo 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office:value-type="string">
            <text:p>balise &lt;<text:span text:style-name="T1">méta</text:span> robots&gt;</text:p>
          </table:table-cell>
          <table:table-cell office:value-type="string">
            <text:p><text:s/>n'existe pas les bots indexe les pages</text:p>
          </table:table-cell>
          <table:table-cell office:value-type="string">
            <text:p>en mettre une lors de la création</text:p>
          </table:table-cell>
          <table:table-cell table:style-name="ce5" office:value-type="string">
            <text:p>la rajouter</text:p>
          </table:table-cell>
          <table:table-cell office:value-type="string">
            <text:p>OCR cours seo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accessibilité</text:p>
          </table:table-cell>
          <table:table-cell office:value-type="string">
            <text:p>titre de pages</text:p>
          </table:table-cell>
          <table:table-cell office:value-type="string">
            <text:p>non <text:span text:style-name="T1">définit</text:span> <text:span text:style-name="T1">Google</text:span> ne comprend pas le contenue du site</text:p>
          </table:table-cell>
          <table:table-cell office:value-type="string">
            <text:p>crée un titre en rapport avec le contenue du site</text:p>
          </table:table-cell>
          <table:table-cell table:style-name="ce5" office:value-type="string">
            <text:p>le rajout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office:value-type="string">
            <text:p>aucune sémantique</text:p>
          </table:table-cell>
          <table:table-cell office:value-type="string">
            <text:p><text:s/>pages <text:span text:style-name="T1">HTML</text:span> non construite , les bots on du mal a comprendre sans séma°</text:p>
          </table:table-cell>
          <table:table-cell office:value-type="string">
            <text:p><text:span text:style-name="T1">définir</text:span> en amont une sémantique (structure) du site</text:p>
          </table:table-cell>
          <table:table-cell table:style-name="ce5" office:value-type="string">
            <text:p>re structuré le site </text:p>
          </table:table-cell>
          <table:table-cell office:value-type="string">
            <text:p>semrush,com</text:p>
          </table:table-cell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office:value-type="string">
            <text:p>images mal <text:span text:style-name="T1">référencer</text:span></text:p>
          </table:table-cell>
          <table:table-cell office:value-type="string">
            <text:p>le naming des images et de leur description pour mal voyant est mauvais</text:p>
          </table:table-cell>
          <table:table-cell office:value-type="string">
            <text:p>mettre le même nom a l'image et a l'alt</text:p>
          </table:table-cell>
          <table:table-cell table:style-name="ce5" office:value-type="string">
            <text:p>les modifier</text:p>
          </table:table-cell>
          <table:table-cell office:value-type="string">
            <text:p>semji,com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seo</text:p>
          </table:table-cell>
          <table:table-cell office:value-type="string">
            <text:p>mots clés </text:p>
          </table:table-cell>
          <table:table-cell office:value-type="string">
            <text:p>beaucoup trop de mots clé placer n'importe ou </text:p>
          </table:table-cell>
          <table:table-cell office:value-type="string">
            <text:p>définir quelques mot clé et les placer au bon endroit</text:p>
          </table:table-cell>
          <table:table-cell table:style-name="ce5" office:value-type="string">
            <text:p>faire une recherche de M,c et effacer le surplus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responsive mobile </text:p>
          </table:table-cell>
          <table:table-cell office:value-type="string">
            <text:p>le site est mal adaptée aux écrans mobile, les visiteurs ne resterons pas </text:p>
          </table:table-cell>
          <table:table-cell office:value-type="string">
            <text:p>faire une version adapter a la taille des écrans</text:p>
          </table:table-cell>
          <table:table-cell table:style-name="ce5" office:value-type="string">
            <text:p>revoir la responsive mobile</text:p>
          </table:table-cell>
          <table:table-cell office:value-type="string">
            <text:p>audraytips</text:p>
          </table:table-cell>
          <table:table-cell table:number-columns-repeated="1018"/>
        </table:table-row>
        <table:table-row table:style-name="ro7">
          <table:table-cell office:value-type="string">
            <text:p>seo</text:p>
          </table:table-cell>
          <table:table-cell office:value-type="string">
            <text:p>lien de contact </text:p>
          </table:table-cell>
          <table:table-cell office:value-type="string">
            <text:p>situer à plusieurs endroits de la pages peut être considérer comme black hat</text:p>
          </table:table-cell>
          <table:table-cell office:value-type="string">
            <text:p>le situer a un endroit stratégique mais 1 seule fois </text:p>
          </table:table-cell>
          <table:table-cell table:style-name="ce5" office:value-type="string">
            <text:p>effacer les surplus et re situer le lien au bon endroits </text:p>
          </table:table-cell>
          <table:table-cell office:value-type="string">
            <text:p>seo quantum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office:value-type="string">
            <text:p>keyword multiple</text:p>
          </table:table-cell>
          <table:table-cell office:value-type="string">
            <text:p>trop de keyword un risque de concurrence trop élever + black hat</text:p>
          </table:table-cell>
          <table:table-cell office:value-type="string">
            <text:p>mettre une balise <text:span text:style-name="T1">méta</text:span> keyword en haut de page </text:p>
          </table:table-cell>
          <table:table-cell table:style-name="ce5" office:value-type="string">
            <text:p>effacer le surplus </text:p>
          </table:table-cell>
          <table:table-cell office:value-type="string">
            <text:p>just search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logo liens tweeter, insta,,,</text:p>
          </table:table-cell>
          <table:table-cell office:value-type="string">
            <text:p>liens sur l'index inutile</text:p>
          </table:table-cell>
          <table:table-cell office:value-type="string">
            <text:p>mettre les liens sur page concerner ou pas de lien </text:p>
          </table:table-cell>
          <table:table-cell table:style-name="ce5" office:value-type="string">
            <text:p>envoyer les liens sur nouvel onglet</text:p>
          </table:table-cell>
          <table:table-cell table:number-columns-repeated="1019"/>
        </table:table-row>
        <table:table-row table:style-name="ro9">
          <table:table-cell office:value-type="string">
            <text:p>seo</text:p>
          </table:table-cell>
          <table:table-cell office:value-type="string">
            <text:p>images trop grande</text:p>
          </table:table-cell>
          <table:table-cell office:value-type="string">
            <text:p>une <text:span text:style-name="T1">image</text:span> trop grande va <text:span text:style-name="T1">être</text:span> longue a charger </text:p>
          </table:table-cell>
          <table:table-cell office:value-type="string">
            <text:p><text:span text:style-name="T1">redimensionner</text:span> les images avant de les <text:span text:style-name="T1">implanter</text:span></text:p>
          </table:table-cell>
          <table:table-cell table:style-name="ce5" office:value-type="string">
            <text:p>le redimensionner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accessibilité </text:p>
          </table:table-cell>
          <table:table-cell office:value-type="string">
            <text:p>couleur du texte</text:p>
          </table:table-cell>
          <table:table-cell office:value-type="string">
            <text:p>un mauvais contraste peut <text:span text:style-name="T1">être</text:span> difficile a lire pour un client</text:p>
          </table:table-cell>
          <table:table-cell office:value-type="string">
            <text:p>choisir les bonne couleur</text:p>
          </table:table-cell>
          <table:table-cell table:style-name="ce5" office:value-type="string">
            <text:p>changer la couleur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9">
          <table:table-cell office:value-type="string">
            <text:p>accessibilité</text:p>
          </table:table-cell>
          <table:table-cell office:value-type="string">
            <text:p>script</text:p>
          </table:table-cell>
          <table:table-cell office:value-type="string">
            <text:p>mal placer , blockant</text:p>
          </table:table-cell>
          <table:table-cell office:value-type="string">
            <text:p>les positionner au bon <text:span text:style-name="T1">endroits</text:span> <text:span text:style-name="T1">éliminer</text:span> l'inutile</text:p>
          </table:table-cell>
          <table:table-cell office:value-type="string">
            <text:p><text:span text:style-name="T1">déplacer</text:span> en fin de page ,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accessibilité</text:p>
          </table:table-cell>
          <table:table-cell office:value-type="string">
            <text:p>formulaire pages 2 </text:p>
          </table:table-cell>
          <table:table-cell office:value-type="string">
            <text:p>les lelement n'ont pas d'etiquette associer </text:p>
          </table:table-cell>
          <table:table-cell office:value-type="string">
            <text:p>les positionner correctement a l'ecriture du code </text:p>
          </table:table-cell>
          <table:table-cell office:value-type="string">
            <text:p>déplacer les balise &lt;label&gt;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1">
          <table:table-cell office:value-type="string">
            <text:p>seo</text:p>
          </table:table-cell>
          <table:table-cell office:value-type="string">
            <text:p>image de texte</text:p>
          </table:table-cell>
          <table:table-cell office:value-type="string">
            <text:p>les image contenant du texte sont inutile </text:p>
          </table:table-cell>
          <table:table-cell office:value-type="string">
            <text:p>ecrire le texte dans le code</text:p>
          </table:table-cell>
          <table:table-cell office:value-type="string">
            <text:p>enlever l'image et re ecrire le texte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liste annuaire</text:p>
          </table:table-cell>
          <table:table-cell office:value-type="string">
            <text:p>liste annuaire sans rapport avec le site </text:p>
          </table:table-cell>
          <table:table-cell office:value-type="string">
            <text:p>faire liens en rapport avec le design ou le site </text:p>
          </table:table-cell>
          <table:table-cell office:value-type="string">
            <text:p>enlever les liste </text:p>
          </table:table-cell>
          <table:table-cell office:value-type="string">
            <text:p>web dev </text:p>
          </table:table-cell>
          <table:table-cell table:number-columns-repeated="1018"/>
        </table:table-row>
        <table:table-row table:style-name="ro3">
          <table:table-cell office:value-type="string">
            <text:p>accessibilité</text:p>
          </table:table-cell>
          <table:table-cell office:value-type="string">
            <text:p>lien email pages 2</text:p>
          </table:table-cell>
          <table:table-cell office:value-type="string">
            <text:p>email ecrits inutile</text:p>
          </table:table-cell>
          <table:table-cell office:value-type="string">
            <text:p>faire un mailto qui renvoie sur une page email</text:p>
          </table:table-cell>
          <table:table-cell office:value-type="string">
            <text:p>crée le mail to 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liens js trop gros </text:p>
          </table:table-cell>
          <table:table-cell office:value-type="string">
            <text:p>un fichier js trop gros et long a charger </text:p>
          </table:table-cell>
          <table:table-cell office:value-type="string">
            <text:p>minifier les code</text:p>
          </table:table-cell>
          <table:table-cell office:value-type="string">
            <text:p>les minifier</text:p>
          </table:table-cell>
          <table:table-cell office:value-type="string">
            <text:p>web dev</text:p>
          </table:table-cell>
          <table:table-cell table:number-columns-repeated="1018"/>
        </table:table-row>
        <table:table-row table:style-name="ro1" table:number-rows-repeated="979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28/10/2021</text:date>, <text:time>13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8T13:43:29.85</dc:date>
    <meta:generator>OpenOffice/4.1.9$Win32 OpenOffice.org_project/419m1$Build-9805</meta:generator>
    <meta:editing-duration>P1DT4H2M54S</meta:editing-duration>
    <meta:editing-cycles>8</meta:editing-cycles>
    <meta:document-statistic meta:table-count="1" meta:cell-count="120" meta:object-count="0"/>
  </office:meta>
</office:document-meta>
</file>